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201cm" fo:margin-bottom="0.201cm" style:contextual-spacing="false" fo:line-height="200%" fo:text-align="center" style:justify-single-word="false"/>
      <style:text-properties fo:font-size="26pt" officeooo:rsid="000f8b58" officeooo:paragraph-rsid="000f8b58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4 - 1 = ____</text:p>
      <text:p text:style-name="P1">6 x 5 = ____</text:p>
      <text:p text:style-name="P1">3 x 5 = ____</text:p>
      <text:p text:style-name="P1">5 x 5 = ____</text:p>
      <text:p text:style-name="P1">8 - 4 = ____</text:p>
      <text:p text:style-name="P1">9 - 7 = ____</text:p>
      <text:p text:style-name="P1">7 - 4 = ____</text:p>
      <text:p text:style-name="P1">10 x 6 = ____</text:p>
      <text:p text:style-name="P1">3 - 3 = ____</text:p>
      <text:p text:style-name="P1">4 + 10 = ____</text:p>
      <text:p text:style-name="P1">9 - 4 = ____</text:p>
      <text:p text:style-name="P1">2 - 2 = ____</text:p>
      <text:p text:style-name="P1">5 + 9 = ____</text:p>
      <text:p text:style-name="P1">8 + 5 = ____</text:p>
      <text:p text:style-name="P1">9 + 4 = ____</text:p>
      <text:p text:style-name="P1">10 - 3 = ____</text:p>
      <text:p text:style-name="P1">7 + 10 = ____</text:p>
      <text:p text:style-name="P1">9 - 9 = ____</text:p>
      <text:p text:style-name="P1">10 x 2 = ____</text:p>
      <text:p text:style-name="P1">7 - 3 = ____</text:p>
      <text:p text:style-name="P1">6 + 7 = ____</text:p>
      <text:p text:style-name="P1">6 - 3 = ____</text:p>
      <text:p text:style-name="P1">10 - 4 = ____</text:p>
      <text:p text:style-name="P1">7 - 2 = ____</text:p>
      <text:p text:style-name="P1">5 + 10 = ____</text:p>
      <text:p text:style-name="P1">4 + 1 = ____</text:p>
      <text:p text:style-name="P1">6 + 5 = ____</text:p>
      <text:p text:style-name="P1">5 + 1 = ____</text:p>
      <text:p text:style-name="P1">6 x 10 = ____</text:p>
      <text:p text:style-name="P1">10 x 3 = ____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columns fo:column-count="3" fo:column-gap="0cm">
          <style:column-sep style:width="0.009cm" style:color="#000000" style:height="100%" style:style="solid"/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7T06:59:33.343666626</meta:creation-date>
    <meta:print-date>2023-02-27T07:22:38.467153374</meta:print-date>
    <dc:date>2023-02-27T07:23:26.994655968</dc:date>
    <meta:editing-duration>PT23M55S</meta:editing-duration>
    <meta:editing-cycles>1</meta:editing-cycles>
    <meta:document-statistic meta:table-count="0" meta:image-count="0" meta:object-count="0" meta:page-count="1" meta:paragraph-count="30" meta:word-count="150" meta:character-count="369" meta:non-whitespace-character-count="249"/>
    <meta:generator>LibreOffice/7.3.7.2$Linux_X86_64 LibreOffice_project/30$Build-2</meta:generator>
  </office:meta>
</office:document-meta>
</file>